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officeooo:rsid="001b2055" officeooo:paragraph-rsid="001b2055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weight="bold" officeooo:rsid="0029250f" officeooo:paragraph-rsid="0029250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weight="normal" officeooo:rsid="0029250f" officeooo:paragraph-rsid="0029250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b2055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weight="bold" officeooo:rsid="0024a8c2" officeooo:paragraph-rsid="002bb706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DejaVu Sans Condensed" fo:font-weight="bold" officeooo:rsid="0025fb0f" officeooo:paragraph-rsid="002bb706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" officeooo:rsid="0025fb0f" officeooo:paragraph-rsid="002bb706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DejaVu Sans Condensed" fo:font-weight="normal" officeooo:rsid="002a4548" officeooo:paragraph-rsid="002a4548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bb706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2bb706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29250f"/>
    </style:style>
    <style:style style:name="T1" style:family="text">
      <style:text-properties style:font-name="DejaVu Sans Condensed" fo:font-weight="bold" officeooo:rsid="001c188a" style:font-weight-asian="bold" style:font-weight-complex="bold"/>
    </style:style>
    <style:style style:name="T2" style:family="text">
      <style:text-properties style:font-name="DejaVu Sans Condensed" fo:font-weight="bold" officeooo:rsid="001b2055" style:font-weight-asian="bold" style:font-weight-complex="bold"/>
    </style:style>
    <style:style style:name="T3" style:family="text">
      <style:text-properties style:font-name="DejaVu Sans Condensed" fo:font-weight="bold" officeooo:rsid="0022ccdc" style:font-weight-asian="bold" style:font-weight-complex="bold"/>
    </style:style>
    <style:style style:name="T4" style:family="text">
      <style:text-properties style:font-name="DejaVu Sans Condensed" fo:font-weight="bold" officeooo:rsid="00231e6c" style:font-weight-asian="bold" style:font-weight-complex="bold"/>
    </style:style>
    <style:style style:name="T5" style:family="text">
      <style:text-properties style:font-name="DejaVu Sans Condensed" fo:font-weight="bold" officeooo:rsid="0025fb0f" style:font-weight-asian="bold" style:font-weight-complex="bold"/>
    </style:style>
    <style:style style:name="T6" style:family="text">
      <style:text-properties style:font-name="DejaVu Sans Condensed" fo:font-weight="bold" officeooo:rsid="0024a8c2" style:font-weight-asian="bold" style:font-weight-complex="bold"/>
    </style:style>
    <style:style style:name="T7" style:family="text">
      <style:text-properties style:font-name="DejaVu Sans Condensed" fo:font-weight="bold" officeooo:rsid="002bb706" style:font-weight-asian="bold" style:font-weight-complex="bold"/>
    </style:style>
    <style:style style:name="T8" style:family="text">
      <style:text-properties style:font-name="DejaVu Sans Condensed" officeooo:rsid="0024a8c2"/>
    </style:style>
    <style:style style:name="T9" style:family="text">
      <style:text-properties style:font-name="DejaVu Sans Condensed" officeooo:rsid="0025fb0f"/>
    </style:style>
    <style:style style:name="T10" style:family="text">
      <style:text-properties style:font-name="DejaVu Sans Condensed" officeooo:rsid="002bb706"/>
    </style:style>
    <style:style style:name="T11" style:family="text">
      <style:text-properties style:font-name="DejaVu Sans Condensed" fo:font-weight="normal" officeooo:rsid="0029250f" style:font-weight-asian="normal" style:font-weight-complex="normal"/>
    </style:style>
    <style:style style:name="T12" style:family="text">
      <style:text-properties style:font-name="DejaVu Sans Condensed" fo:font-weight="normal" officeooo:rsid="002e024c" style:font-weight-asian="normal" style:font-weight-complex="normal"/>
    </style:style>
    <style:style style:name="T13" style:family="text">
      <style:text-properties style:font-name="DejaVu Sans Condensed" fo:font-weight="normal" officeooo:rsid="002bb706" style:font-weight-asian="normal" style:font-weight-complex="normal"/>
    </style:style>
    <style:style style:name="T14" style:family="text">
      <style:text-properties officeooo:rsid="002bb706"/>
    </style:style>
    <style:style style:name="T15" style:family="text">
      <style:text-properties officeooo:rsid="002e02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p text:style-name="P5">Cockpit instruments and labels:</text:p>
      <text:list xml:id="list515602919" text:style-name="L1">
        <text:list-item>
          <text:p text:style-name="P9"><text:span text:style-name="T6">Cockpit instruments</text:span><text:span text:style-name="T8"> Imperial or Metric is controlled by Options &gt; Gameplay &gt; Units dropdown.</text:span></text:p>
        </text:list-item>
      </text:list>
      <text:list xml:id="list173509258" text:style-name="L2">
        <text:list-item>
          <text:p text:style-name="P10"><text:span text:style-name="T6">Cockpit switch labels</text:span><text:span text:style-name="T8"> are controlled by Options &gt; Special &gt; L-39 &gt; Customized Cockpit dropdown.</text:span></text:p>
        </text:list-item>
        <text:list-item>
          <text:p text:style-name="P10"><text:span text:style-name="T10">NOTE: </text:span><text:span text:style-name="T8">Options &gt; Gameplay &gt; Avionics Language dropdown has </text:span><text:span text:style-name="T6">no effect</text:span><text:span text:style-name="T8">.</text:span></text:p>
        </text:list-item>
        <text:list-item>
          <text:p text:style-name="P10"><text:span text:style-name="T9">To force cockpit instruments to </text:span><text:span text:style-name="T5">always be metric</text:span><text:span text:style-name="T9"> (recommended):</text:span></text:p>
          <text:list>
            <text:list-item>
              <text:p text:style-name="P10"><text:span text:style-name="T9">Open </text:span><text:span text:style-name="T5">C:\Games\DCS World OpenBeta\Mods\aircraft\L-39C\Cockpit\mainpanel_init.lua</text:span></text:p>
            </text:list-item>
            <text:list-item>
              <text:p text:style-name="P7">Find this line:</text:p>
            </text:list-item>
            <text:list-item>
              <text:p text:style-name="P6">local m_system = LockOn_Options.measurement_system or "metric"</text:p>
            </text:list-item>
            <text:list-item>
              <text:p text:style-name="P7">Add this on the next line:</text:p>
            </text:list-item>
            <text:list-item>
              <text:p text:style-name="P6">m_system = "metric"</text:p>
            </text:list-item>
            <text:list-item>
              <text:p text:style-name="P7">Save and exit.</text:p>
            </text:list-item>
            <text:list-item>
              <text:p text:style-name="P10"><text:span text:style-name="T5">You will need to do this after every patch</text:span><text:span text:style-name="T7"> or use OvGME or similar.</text:span></text:p>
            </text:list-item>
          </text:list>
        </text:list-item>
      </text:list>
      <text:p text:style-name="P3"/>
      <text:p text:style-name="P2">Differences between L-39ZA and L-39C:</text:p>
      <text:list xml:id="list1506547806" text:style-name="L3">
        <text:list-item>
          <text:p text:style-name="P11"><text:span text:style-name="T11">ZA has 4 pylons and integral cannon, C has 2 pylons and no cannon. <text:s/>ZA has higher max payload, stronger landing gear, and can carry </text:span><text:span text:style-name="T12">more types of weapons</text:span><text:span text:style-name="T11">. <text:s/>C can dismount gunsight to make room for integrated NS430</text:span><text:span text:style-name="T13"> GPS system</text:span><text:span text:style-name="T11">.</text:span><text:span text:style-name="T12"> <text:s/>ZA weighs 446 lbs (202 kg) more (with full cannon ammo) than the C.</text:span></text:p>
        </text:list-item>
        <text:list-item>
          <text:p text:style-name="P8">L-39C armament:</text:p>
          <text:list>
            <text:list-item>
              <text:p text:style-name="P8">R-3S A/A missiles</text:p>
            </text:list-item>
            <text:list-item>
              <text:p text:style-name="P8">FAB-100 bombs (plus practice and illumination bombs)</text:p>
            </text:list-item>
            <text:list-item>
              <text:p text:style-name="P8">150 L fuel tanks</text:p>
            </text:list-item>
            <text:list-item>
              <text:p text:style-name="P8">16-round S-5 rocket pods</text:p>
            </text:list-item>
          </text:list>
        </text:list-item>
        <text:list-item>
          <text:p text:style-name="P8">L-39ZA armament</text:p>
          <text:list>
            <text:list-item>
              <text:p text:style-name="P8">R-3S and R-60M A/A missiles</text:p>
            </text:list-item>
            <text:list-item>
              <text:p text:style-name="P8">FAB-100, FAB-250, and OFAB-100 (parachute retarded) bombs (plus practice and illumination bombs)</text:p>
            </text:list-item>
            <text:list-item>
              <text:p text:style-name="P8">PK-3 7.62 mm gunpods</text:p>
            </text:list-item>
            <text:list-item>
              <text:p text:style-name="P8">150 L and 350 L fuel tanks</text:p>
            </text:list-item>
            <text:list-item>
              <text:p text:style-name="P8">16-round S-5 rocket pods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18T17:12:36.303000000</dc:date>
    <meta:editing-duration>PT6H9M49S</meta:editing-duration>
    <meta:editing-cycles>3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6" meta:word-count="235" meta:character-count="1348" meta:non-whitespace-character-count="1159"/>
  </office:meta>
</office:document-meta>
</file>